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74mm"/>
    </style:style>
    <style:style style:name="co2" style:family="table-column">
      <style:table-column-properties fo:break-before="auto" style:column-width="15.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mm"/>
    </style:style>
    <style:style style:name="co5" style:family="table-column">
      <style:table-column-properties fo:break-before="auto" style:column-width="4.89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18.04mm"/>
    </style:style>
    <style:style style:name="co8" style:family="table-column">
      <style:table-column-properties fo:break-before="auto" style:column-width="79.32mm"/>
    </style:style>
    <style:style style:name="co9" style:family="table-column">
      <style:table-column-properties fo:break-before="auto" style:column-width="152.86mm"/>
    </style:style>
    <style:style style:name="co10" style:family="table-column">
      <style:table-column-properties fo:break-before="auto" style:column-width="28.95mm"/>
    </style:style>
    <style:style style:name="co11" style:family="table-column">
      <style:table-column-properties fo:break-before="auto" style:column-width="151.41mm"/>
    </style:style>
    <style:style style:name="co12" style:family="table-column">
      <style:table-column-properties fo:break-before="auto" style:column-width="4.71mm"/>
    </style:style>
    <style:style style:name="co13" style:family="table-column">
      <style:table-column-properties fo:break-before="auto" style:column-width="54.73mm"/>
    </style:style>
    <style:style style:name="co14" style:family="table-column">
      <style:table-column-properties fo:break-before="auto" style:column-width="58.08mm"/>
    </style:style>
    <style:style style:name="co15" style:family="table-column">
      <style:table-column-properties fo:break-before="auto" style:column-width="23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12pt" style:font-size-asian="12pt" style:font-size-complex="12pt"/>
    </style:style>
    <style:style style:name="ce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font-name="Liberation Sans" fo:font-size="12pt" style:text-underline-style="none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font-name="Liberation Sans" fo:font-size="12pt" style:text-underline-style="none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style:use-window-font-color="true" fo:font-size="12pt" style:text-underline-style="none" style:font-size-asian="12pt" style:font-size-complex="12pt"/>
    </style:style>
    <style:style style:name="ce1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color="#ff3333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20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eeeee" fo:border="0.06pt solid #000000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ackground-color="#eeeeee" fo:border="0.06pt solid #000000"/>
      <style:text-properties style:use-window-font-color="true" style:text-underline-style="none"/>
    </style:style>
  </office:automatic-styles>
  <office:body>
    <office:spreadsheet>
      <table:calculation-settings table:automatic-find-labels="false"/>
      <table:table table:name="ksd" table:style-name="ta1">
        <table:table-column table:style-name="co1" table:number-columns-repeated="2" table:default-cell-style-name="Default"/>
        <table:table-column table:style-name="co2" table:number-columns-repeated="20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79.196" calcext:value-type="float">
            <text:p>79.196</text:p>
          </table:table-cell>
          <table:table-cell office:value-type="float" office:value="744.399" calcext:value-type="float">
            <text:p>744.399</text:p>
          </table:table-cell>
          <table:table-cell office:value-type="float" office:value="781.478" calcext:value-type="float">
            <text:p>781.478</text:p>
          </table:table-cell>
          <table:table-cell office:value-type="float" office:value="477.998" calcext:value-type="float">
            <text:p>477.998</text:p>
          </table:table-cell>
          <table:table-cell office:value-type="float" office:value="577.683" calcext:value-type="float">
            <text:p>577.683</text:p>
          </table:table-cell>
          <table:table-cell office:value-type="float" office:value="189.633" calcext:value-type="float">
            <text:p>189.633</text:p>
          </table:table-cell>
          <table:table-cell office:value-type="float" office:value="155.422" calcext:value-type="float">
            <text:p>155.422</text:p>
          </table:table-cell>
          <table:table-cell office:value-type="float" office:value="615.811" calcext:value-type="float">
            <text:p>615.811</text:p>
          </table:table-cell>
          <table:table-cell office:value-type="float" office:value="579.29" calcext:value-type="float">
            <text:p>579.29</text:p>
          </table:table-cell>
          <table:table-cell office:value-type="float" office:value="334.973" calcext:value-type="float">
            <text:p>334.973</text:p>
          </table:table-cell>
          <table:table-cell office:value-type="float" office:value="333.877" calcext:value-type="float">
            <text:p>333.877</text:p>
          </table:table-cell>
          <table:table-cell office:value-type="float" office:value="131.543" calcext:value-type="float">
            <text:p>131.543</text:p>
          </table:table-cell>
          <table:table-cell office:value-type="float" office:value="96.981" calcext:value-type="float">
            <text:p>96.981</text:p>
          </table:table-cell>
          <table:table-cell office:value-type="float" office:value="536.096" calcext:value-type="float">
            <text:p>536.096</text:p>
          </table:table-cell>
          <table:table-cell office:value-type="float" office:value="564.095" calcext:value-type="float">
            <text:p>564.095</text:p>
          </table:table-cell>
          <table:table-cell office:value-type="float" office:value="522.018" calcext:value-type="float">
            <text:p>522.018</text:p>
          </table:table-cell>
          <table:table-cell office:value-type="float" office:value="580.058" calcext:value-type="float">
            <text:p>580.058</text:p>
          </table:table-cell>
          <table:table-cell office:value-type="float" office:value="189.916" calcext:value-type="float">
            <text:p>189.916</text:p>
          </table:table-cell>
          <table:table-cell office:value-type="float" office:value="132.867" calcext:value-type="float">
            <text:p>132.867</text:p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9.196" calcext:value-type="float">
            <text:p>79.196</text:p>
          </table:table-cell>
          <table:table-cell office:value-type="float" office:value="1000" calcext:value-type="float">
            <text:p>1000</text:p>
          </table:table-cell>
          <table:table-cell office:value-type="float" office:value="812.81" calcext:value-type="float">
            <text:p>812.81</text:p>
          </table:table-cell>
          <table:table-cell office:value-type="float" office:value="850.337" calcext:value-type="float">
            <text:p>850.337</text:p>
          </table:table-cell>
          <table:table-cell office:value-type="float" office:value="544.737" calcext:value-type="float">
            <text:p>544.737</text:p>
          </table:table-cell>
          <table:table-cell office:value-type="float" office:value="646.094" calcext:value-type="float">
            <text:p>646.094</text:p>
          </table:table-cell>
          <table:table-cell office:value-type="float" office:value="255.53" calcext:value-type="float">
            <text:p>255.53</text:p>
          </table:table-cell>
          <table:table-cell office:value-type="float" office:value="222.347" calcext:value-type="float">
            <text:p>222.347</text:p>
          </table:table-cell>
          <table:table-cell office:value-type="float" office:value="682.55" calcext:value-type="float">
            <text:p>682.55</text:p>
          </table:table-cell>
          <table:table-cell office:value-type="float" office:value="646.029" calcext:value-type="float">
            <text:p>646.029</text:p>
          </table:table-cell>
          <table:table-cell office:value-type="float" office:value="402.589" calcext:value-type="float">
            <text:p>402.589</text:p>
          </table:table-cell>
          <table:table-cell office:value-type="float" office:value="398.944" calcext:value-type="float">
            <text:p>398.944</text:p>
          </table:table-cell>
          <table:table-cell office:value-type="float" office:value="144.775" calcext:value-type="float">
            <text:p>144.775</text:p>
          </table:table-cell>
          <table:table-cell office:value-type="float" office:value="162.172" calcext:value-type="float">
            <text:p>162.172</text:p>
          </table:table-cell>
          <table:table-cell office:value-type="float" office:value="603.874" calcext:value-type="float">
            <text:p>603.874</text:p>
          </table:table-cell>
          <table:table-cell office:value-type="float" office:value="632.896" calcext:value-type="float">
            <text:p>632.896</text:p>
          </table:table-cell>
          <table:table-cell office:value-type="float" office:value="588.757" calcext:value-type="float">
            <text:p>588.757</text:p>
          </table:table-cell>
          <table:table-cell office:value-type="float" office:value="648.469" calcext:value-type="float">
            <text:p>648.469</text:p>
          </table:table-cell>
          <table:table-cell office:value-type="float" office:value="257.543" calcext:value-type="float">
            <text:p>257.543</text:p>
          </table:table-cell>
          <table:table-cell office:value-type="float" office:value="189.839" calcext:value-type="float">
            <text:p>189.839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44.399" calcext:value-type="float">
            <text:p>744.399</text:p>
          </table:table-cell>
          <table:table-cell office:value-type="float" office:value="812.81" calcext:value-type="float">
            <text:p>812.81</text:p>
          </table:table-cell>
          <table:table-cell office:value-type="float" office:value="1000" calcext:value-type="float">
            <text:p>1000</text:p>
          </table:table-cell>
          <table:table-cell office:value-type="float" office:value="66.816" calcext:value-type="float">
            <text:p>66.816</text:p>
          </table:table-cell>
          <table:table-cell office:value-type="float" office:value="302.638" calcext:value-type="float">
            <text:p>302.638</text:p>
          </table:table-cell>
          <table:table-cell office:value-type="float" office:value="229.383" calcext:value-type="float">
            <text:p>229.383</text:p>
          </table:table-cell>
          <table:table-cell office:value-type="float" office:value="559.115" calcext:value-type="float">
            <text:p>559.115</text:p>
          </table:table-cell>
          <table:table-cell office:value-type="float" office:value="592.321" calcext:value-type="float">
            <text:p>592.321</text:p>
          </table:table-cell>
          <table:table-cell office:value-type="float" office:value="162.559" calcext:value-type="float">
            <text:p>162.559</text:p>
          </table:table-cell>
          <table:table-cell office:value-type="float" office:value="212.068" calcext:value-type="float">
            <text:p>212.068</text:p>
          </table:table-cell>
          <table:table-cell office:value-type="float" office:value="412.772" calcext:value-type="float">
            <text:p>412.772</text:p>
          </table:table-cell>
          <table:table-cell office:value-type="float" office:value="415.701" calcext:value-type="float">
            <text:p>415.701</text:p>
          </table:table-cell>
          <table:table-cell office:value-type="float" office:value="669.87" calcext:value-type="float">
            <text:p>669.87</text:p>
          </table:table-cell>
          <table:table-cell office:value-type="float" office:value="650.676" calcext:value-type="float">
            <text:p>650.676</text:p>
          </table:table-cell>
          <table:table-cell office:value-type="float" office:value="213.332" calcext:value-type="float">
            <text:p>213.332</text:p>
          </table:table-cell>
          <table:table-cell office:value-type="float" office:value="221.113" calcext:value-type="float">
            <text:p>221.113</text:p>
          </table:table-cell>
          <table:table-cell office:value-type="float" office:value="226.655" calcext:value-type="float">
            <text:p>226.655</text:p>
          </table:table-cell>
          <table:table-cell office:value-type="float" office:value="290.501" calcext:value-type="float">
            <text:p>290.501</text:p>
          </table:table-cell>
          <table:table-cell office:value-type="float" office:value="556.155" calcext:value-type="float">
            <text:p>556.155</text:p>
          </table:table-cell>
          <table:table-cell office:value-type="float" office:value="623.995" calcext:value-type="float">
            <text:p>623.995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81.478" calcext:value-type="float">
            <text:p>781.478</text:p>
          </table:table-cell>
          <table:table-cell office:value-type="float" office:value="850.337" calcext:value-type="float">
            <text:p>850.337</text:p>
          </table:table-cell>
          <table:table-cell office:value-type="float" office:value="66.816" calcext:value-type="float">
            <text:p>66.816</text:p>
          </table:table-cell>
          <table:table-cell office:value-type="float" office:value="1000" calcext:value-type="float">
            <text:p>1000</text:p>
          </table:table-cell>
          <table:table-cell office:value-type="float" office:value="319.917" calcext:value-type="float">
            <text:p>319.917</text:p>
          </table:table-cell>
          <table:table-cell office:value-type="float" office:value="223.645" calcext:value-type="float">
            <text:p>223.645</text:p>
          </table:table-cell>
          <table:table-cell office:value-type="float" office:value="597.918" calcext:value-type="float">
            <text:p>597.918</text:p>
          </table:table-cell>
          <table:table-cell office:value-type="float" office:value="631.1" calcext:value-type="float">
            <text:p>631.1</text:p>
          </table:table-cell>
          <table:table-cell office:value-type="float" office:value="177.48" calcext:value-type="float">
            <text:p>177.48</text:p>
          </table:table-cell>
          <table:table-cell office:value-type="float" office:value="207.419" calcext:value-type="float">
            <text:p>207.419</text:p>
          </table:table-cell>
          <table:table-cell office:value-type="float" office:value="450.858" calcext:value-type="float">
            <text:p>450.858</text:p>
          </table:table-cell>
          <table:table-cell office:value-type="float" office:value="454.504" calcext:value-type="float">
            <text:p>454.504</text:p>
          </table:table-cell>
          <table:table-cell office:value-type="float" office:value="708.673" calcext:value-type="float">
            <text:p>708.673</text:p>
          </table:table-cell>
          <table:table-cell office:value-type="float" office:value="691.276" calcext:value-type="float">
            <text:p>691.276</text:p>
          </table:table-cell>
          <table:table-cell office:value-type="float" office:value="249.574" calcext:value-type="float">
            <text:p>249.574</text:p>
          </table:table-cell>
          <table:table-cell office:value-type="float" office:value="223.884" calcext:value-type="float">
            <text:p>223.884</text:p>
          </table:table-cell>
          <table:table-cell office:value-type="float" office:value="264.691" calcext:value-type="float">
            <text:p>264.691</text:p>
          </table:table-cell>
          <table:table-cell office:value-type="float" office:value="274.629" calcext:value-type="float">
            <text:p>274.629</text:p>
          </table:table-cell>
          <table:table-cell office:value-type="float" office:value="594.35" calcext:value-type="float">
            <text:p>594.35</text:p>
          </table:table-cell>
          <table:table-cell office:value-type="float" office:value="663.609" calcext:value-type="float">
            <text:p>663.609</text:p>
          </table:table-cell>
          <table:table-cell table:number-columns-repeated="100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77.998" calcext:value-type="float">
            <text:p>477.998</text:p>
          </table:table-cell>
          <table:table-cell office:value-type="float" office:value="544.737" calcext:value-type="float">
            <text:p>544.737</text:p>
          </table:table-cell>
          <table:table-cell office:value-type="float" office:value="302.638" calcext:value-type="float">
            <text:p>302.638</text:p>
          </table:table-cell>
          <table:table-cell office:value-type="float" office:value="319.917" calcext:value-type="float">
            <text:p>319.917</text:p>
          </table:table-cell>
          <table:table-cell office:value-type="float" office:value="1000" calcext:value-type="float">
            <text:p>1000</text:p>
          </table:table-cell>
          <table:table-cell office:value-type="float" office:value="111.877" calcext:value-type="float">
            <text:p>111.877</text:p>
          </table:table-cell>
          <table:table-cell office:value-type="float" office:value="291.221" calcext:value-type="float">
            <text:p>291.221</text:p>
          </table:table-cell>
          <table:table-cell office:value-type="float" office:value="324.248" calcext:value-type="float">
            <text:p>324.248</text:p>
          </table:table-cell>
          <table:table-cell office:value-type="float" office:value="149.421" calcext:value-type="float">
            <text:p>149.421</text:p>
          </table:table-cell>
          <table:table-cell office:value-type="float" office:value="138.887" calcext:value-type="float">
            <text:p>138.887</text:p>
          </table:table-cell>
          <table:table-cell office:value-type="float" office:value="143.155" calcext:value-type="float">
            <text:p>143.155</text:p>
          </table:table-cell>
          <table:table-cell office:value-type="float" office:value="147.807" calcext:value-type="float">
            <text:p>147.807</text:p>
          </table:table-cell>
          <table:table-cell office:value-type="float" office:value="401.548" calcext:value-type="float">
            <text:p>401.548</text:p>
          </table:table-cell>
          <table:table-cell office:value-type="float" office:value="383.789" calcext:value-type="float">
            <text:p>383.789</text:p>
          </table:table-cell>
          <table:table-cell office:value-type="float" office:value="147.926" calcext:value-type="float">
            <text:p>147.926</text:p>
          </table:table-cell>
          <table:table-cell office:value-type="float" office:value="159.725" calcext:value-type="float">
            <text:p>159.725</text:p>
          </table:table-cell>
          <table:table-cell office:value-type="float" office:value="169.843" calcext:value-type="float">
            <text:p>169.843</text:p>
          </table:table-cell>
          <table:table-cell office:value-type="float" office:value="235.012" calcext:value-type="float">
            <text:p>235.012</text:p>
          </table:table-cell>
          <table:table-cell office:value-type="float" office:value="288.082" calcext:value-type="float">
            <text:p>288.082</text:p>
          </table:table-cell>
          <table:table-cell office:value-type="float" office:value="355.905" calcext:value-type="float">
            <text:p>355.905</text:p>
          </table:table-cell>
          <table:table-cell table:number-columns-repeated="100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77.683" calcext:value-type="float">
            <text:p>577.683</text:p>
          </table:table-cell>
          <table:table-cell table:style-name="ce1" office:value-type="float" office:value="646.094" calcext:value-type="float">
            <text:p>646.094</text:p>
          </table:table-cell>
          <table:table-cell table:style-name="ce1" office:value-type="float" office:value="229.383" calcext:value-type="float">
            <text:p>229.383</text:p>
          </table:table-cell>
          <table:table-cell table:style-name="ce1" office:value-type="float" office:value="223.645" calcext:value-type="float">
            <text:p>223.645</text:p>
          </table:table-cell>
          <table:table-cell table:style-name="ce1" office:value-type="float" office:value="111.877" calcext:value-type="float">
            <text:p>111.877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390.564" calcext:value-type="float">
            <text:p>390.564</text:p>
          </table:table-cell>
          <table:table-cell table:style-name="ce1" office:value-type="float" office:value="425.605" calcext:value-type="float">
            <text:p>425.605</text:p>
          </table:table-cell>
          <table:table-cell table:style-name="ce1" office:value-type="float" office:value="90.026" calcext:value-type="float">
            <text:p>90.026</text:p>
          </table:table-cell>
          <table:table-cell table:style-name="ce1" office:value-type="float" office:value="50.265" calcext:value-type="float">
            <text:p>50.265</text:p>
          </table:table-cell>
          <table:table-cell table:style-name="ce1" office:value-type="float" office:value="244.381" calcext:value-type="float">
            <text:p>244.381</text:p>
          </table:table-cell>
          <table:table-cell table:style-name="ce1" office:value-type="float" office:value="247.15" calcext:value-type="float">
            <text:p>247.15</text:p>
          </table:table-cell>
          <table:table-cell table:style-name="ce1" office:value-type="float" office:value="502.753" calcext:value-type="float">
            <text:p>502.753</text:p>
          </table:table-cell>
          <table:table-cell table:style-name="ce1" office:value-type="float" office:value="483.921" calcext:value-type="float">
            <text:p>483.921</text:p>
          </table:table-cell>
          <table:table-cell table:style-name="ce1" office:value-type="float" office:value="142.28" calcext:value-type="float">
            <text:p>142.28</text:p>
          </table:table-cell>
          <table:table-cell table:style-name="ce1" office:value-type="float" office:value="159.589" calcext:value-type="float">
            <text:p>159.589</text:p>
          </table:table-cell>
          <table:table-cell table:style-name="ce1" office:value-type="float" office:value="168.109" calcext:value-type="float">
            <text:p>168.109</text:p>
          </table:table-cell>
          <table:table-cell table:style-name="ce1" office:value-type="float" office:value="235.427" calcext:value-type="float">
            <text:p>235.427</text:p>
          </table:table-cell>
          <table:table-cell table:style-name="ce1" office:value-type="float" office:value="389.438" calcext:value-type="float">
            <text:p>389.438</text:p>
          </table:table-cell>
          <table:table-cell table:style-name="ce1" office:value-type="float" office:value="456.255" calcext:value-type="float">
            <text:p>456.255</text:p>
          </table:table-cell>
          <table:table-cell table:style-name="ce1"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9.633" calcext:value-type="float">
            <text:p>189.633</text:p>
          </table:table-cell>
          <table:table-cell office:value-type="float" office:value="255.53" calcext:value-type="float">
            <text:p>255.53</text:p>
          </table:table-cell>
          <table:table-cell office:value-type="float" office:value="559.115" calcext:value-type="float">
            <text:p>559.115</text:p>
          </table:table-cell>
          <table:table-cell office:value-type="float" office:value="597.918" calcext:value-type="float">
            <text:p>597.918</text:p>
          </table:table-cell>
          <table:table-cell office:value-type="float" office:value="291.221" calcext:value-type="float">
            <text:p>291.221</text:p>
          </table:table-cell>
          <table:table-cell office:value-type="float" office:value="390.564" calcext:value-type="float">
            <text:p>390.564</text:p>
          </table:table-cell>
          <table:table-cell office:value-type="float" office:value="1000" calcext:value-type="float">
            <text:p>1000</text:p>
          </table:table-cell>
          <table:table-cell office:value-type="float" office:value="44.011" calcext:value-type="float">
            <text:p>44.011</text:p>
          </table:table-cell>
          <table:table-cell office:value-type="float" office:value="428.224" calcext:value-type="float">
            <text:p>428.224</text:p>
          </table:table-cell>
          <table:table-cell office:value-type="float" office:value="391.759" calcext:value-type="float">
            <text:p>391.759</text:p>
          </table:table-cell>
          <table:table-cell office:value-type="float" office:value="190.928" calcext:value-type="float">
            <text:p>190.928</text:p>
          </table:table-cell>
          <table:table-cell office:value-type="float" office:value="165.097" calcext:value-type="float">
            <text:p>165.097</text:p>
          </table:table-cell>
          <table:table-cell office:value-type="float" office:value="146.748" calcext:value-type="float">
            <text:p>146.748</text:p>
          </table:table-cell>
          <table:table-cell office:value-type="float" office:value="99.898" calcext:value-type="float">
            <text:p>99.898</text:p>
          </table:table-cell>
          <table:table-cell office:value-type="float" office:value="350.421" calcext:value-type="float">
            <text:p>350.421</text:p>
          </table:table-cell>
          <table:table-cell office:value-type="float" office:value="380.867" calcext:value-type="float">
            <text:p>380.867</text:p>
          </table:table-cell>
          <table:table-cell office:value-type="float" office:value="333.227" calcext:value-type="float">
            <text:p>333.227</text:p>
          </table:table-cell>
          <table:table-cell office:value-type="float" office:value="392.939" calcext:value-type="float">
            <text:p>392.939</text:p>
          </table:table-cell>
          <table:table-cell office:value-type="float" office:value="104.987" calcext:value-type="float">
            <text:p>104.987</text:p>
          </table:table-cell>
          <table:table-cell office:value-type="float" office:value="95.673" calcext:value-type="float">
            <text:p>95.673</text:p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5.422" calcext:value-type="float">
            <text:p>155.422</text:p>
          </table:table-cell>
          <table:table-cell office:value-type="float" office:value="222.347" calcext:value-type="float">
            <text:p>222.347</text:p>
          </table:table-cell>
          <table:table-cell office:value-type="float" office:value="592.321" calcext:value-type="float">
            <text:p>592.321</text:p>
          </table:table-cell>
          <table:table-cell office:value-type="float" office:value="631.1" calcext:value-type="float">
            <text:p>631.1</text:p>
          </table:table-cell>
          <table:table-cell office:value-type="float" office:value="324.248" calcext:value-type="float">
            <text:p>324.248</text:p>
          </table:table-cell>
          <table:table-cell office:value-type="float" office:value="425.605" calcext:value-type="float">
            <text:p>425.605</text:p>
          </table:table-cell>
          <table:table-cell office:value-type="float" office:value="44.011" calcext:value-type="float">
            <text:p>44.011</text:p>
          </table:table-cell>
          <table:table-cell office:value-type="float" office:value="1000" calcext:value-type="float">
            <text:p>1000</text:p>
          </table:table-cell>
          <table:table-cell office:value-type="float" office:value="462.061" calcext:value-type="float">
            <text:p>462.061</text:p>
          </table:table-cell>
          <table:table-cell office:value-type="float" office:value="425.541" calcext:value-type="float">
            <text:p>425.541</text:p>
          </table:table-cell>
          <table:table-cell office:value-type="float" office:value="190.485" calcext:value-type="float">
            <text:p>190.485</text:p>
          </table:table-cell>
          <table:table-cell office:value-type="float" office:value="187.213" calcext:value-type="float">
            <text:p>187.213</text:p>
          </table:table-cell>
          <table:table-cell office:value-type="float" office:value="150.124" calcext:value-type="float">
            <text:p>150.124</text:p>
          </table:table-cell>
          <table:table-cell office:value-type="float" office:value="65.471" calcext:value-type="float">
            <text:p>65.471</text:p>
          </table:table-cell>
          <table:table-cell office:value-type="float" office:value="382.565" calcext:value-type="float">
            <text:p>382.565</text:p>
          </table:table-cell>
          <table:table-cell office:value-type="float" office:value="414.05" calcext:value-type="float">
            <text:p>414.05</text:p>
          </table:table-cell>
          <table:table-cell office:value-type="float" office:value="368.268" calcext:value-type="float">
            <text:p>368.268</text:p>
          </table:table-cell>
          <table:table-cell office:value-type="float" office:value="427.981" calcext:value-type="float">
            <text:p>427.981</text:p>
          </table:table-cell>
          <table:table-cell office:value-type="float" office:value="107.113" calcext:value-type="float">
            <text:p>107.113</text:p>
          </table:table-cell>
          <table:table-cell office:value-type="float" office:value="89.859" calcext:value-type="float">
            <text:p>89.859</text:p>
          </table:table-cell>
          <table:table-cell table:number-columns-repeated="100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15.811" calcext:value-type="float">
            <text:p>615.811</text:p>
          </table:table-cell>
          <table:table-cell office:value-type="float" office:value="682.55" calcext:value-type="float">
            <text:p>682.55</text:p>
          </table:table-cell>
          <table:table-cell office:value-type="float" office:value="162.559" calcext:value-type="float">
            <text:p>162.559</text:p>
          </table:table-cell>
          <table:table-cell office:value-type="float" office:value="177.48" calcext:value-type="float">
            <text:p>177.48</text:p>
          </table:table-cell>
          <table:table-cell office:value-type="float" office:value="149.421" calcext:value-type="float">
            <text:p>149.421</text:p>
          </table:table-cell>
          <table:table-cell office:value-type="float" office:value="90.026" calcext:value-type="float">
            <text:p>90.026</text:p>
          </table:table-cell>
          <table:table-cell office:value-type="float" office:value="428.224" calcext:value-type="float">
            <text:p>428.224</text:p>
          </table:table-cell>
          <table:table-cell office:value-type="float" office:value="462.061" calcext:value-type="float">
            <text:p>462.061</text:p>
          </table:table-cell>
          <table:table-cell office:value-type="float" office:value="1000" calcext:value-type="float">
            <text:p>1000</text:p>
          </table:table-cell>
          <table:table-cell office:value-type="float" office:value="52.821" calcext:value-type="float">
            <text:p>52.821</text:p>
          </table:table-cell>
          <table:table-cell office:value-type="float" office:value="281.94" calcext:value-type="float">
            <text:p>281.94</text:p>
          </table:table-cell>
          <table:table-cell office:value-type="float" office:value="289.738" calcext:value-type="float">
            <text:p>289.738</text:p>
          </table:table-cell>
          <table:table-cell office:value-type="float" office:value="539.21" calcext:value-type="float">
            <text:p>539.21</text:p>
          </table:table-cell>
          <table:table-cell office:value-type="float" office:value="521.276" calcext:value-type="float">
            <text:p>521.276</text:p>
          </table:table-cell>
          <table:table-cell office:value-type="float" office:value="105.454" calcext:value-type="float">
            <text:p>105.454</text:p>
          </table:table-cell>
          <table:table-cell office:value-type="float" office:value="123.151" calcext:value-type="float">
            <text:p>123.151</text:p>
          </table:table-cell>
          <table:table-cell office:value-type="float" office:value="123.002" calcext:value-type="float">
            <text:p>123.002</text:p>
          </table:table-cell>
          <table:table-cell office:value-type="float" office:value="188.444" calcext:value-type="float">
            <text:p>188.444</text:p>
          </table:table-cell>
          <table:table-cell office:value-type="float" office:value="425.895" calcext:value-type="float">
            <text:p>425.895</text:p>
          </table:table-cell>
          <table:table-cell office:value-type="float" office:value="495.194" calcext:value-type="float">
            <text:p>495.194</text:p>
          </table:table-cell>
          <table:table-cell table:number-columns-repeated="100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9.29" calcext:value-type="float">
            <text:p>579.29</text:p>
          </table:table-cell>
          <table:table-cell table:style-name="ce1" office:value-type="float" office:value="646.029" calcext:value-type="float">
            <text:p>646.029</text:p>
          </table:table-cell>
          <table:table-cell table:style-name="ce1" office:value-type="float" office:value="212.068" calcext:value-type="float">
            <text:p>212.068</text:p>
          </table:table-cell>
          <table:table-cell table:style-name="ce1" office:value-type="float" office:value="207.419" calcext:value-type="float">
            <text:p>207.419</text:p>
          </table:table-cell>
          <table:table-cell table:style-name="ce1" office:value-type="float" office:value="138.887" calcext:value-type="float">
            <text:p>138.887</text:p>
          </table:table-cell>
          <table:table-cell table:style-name="ce1" office:value-type="float" office:value="50.265" calcext:value-type="float">
            <text:p>50.265</text:p>
          </table:table-cell>
          <table:table-cell table:style-name="ce1" office:value-type="float" office:value="391.759" calcext:value-type="float">
            <text:p>391.759</text:p>
          </table:table-cell>
          <table:table-cell table:style-name="ce1" office:value-type="float" office:value="425.541" calcext:value-type="float">
            <text:p>425.541</text:p>
          </table:table-cell>
          <table:table-cell table:style-name="ce1" office:value-type="float" office:value="52.821" calcext:value-type="float">
            <text:p>52.82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46.566" calcext:value-type="float">
            <text:p>246.566</text:p>
          </table:table-cell>
          <table:table-cell table:style-name="ce1" office:value-type="float" office:value="254.496" calcext:value-type="float">
            <text:p>254.496</text:p>
          </table:table-cell>
          <table:table-cell table:style-name="ce1" office:value-type="float" office:value="502.689" calcext:value-type="float">
            <text:p>502.689</text:p>
          </table:table-cell>
          <table:table-cell table:style-name="ce1" office:value-type="float" office:value="484.755" calcext:value-type="float">
            <text:p>484.755</text:p>
          </table:table-cell>
          <table:table-cell table:style-name="ce1" office:value-type="float" office:value="115.161" calcext:value-type="float">
            <text:p>115.161</text:p>
          </table:table-cell>
          <table:table-cell table:style-name="ce1" office:value-type="float" office:value="132.546" calcext:value-type="float">
            <text:p>132.546</text:p>
          </table:table-cell>
          <table:table-cell table:style-name="ce1" office:value-type="float" office:value="142.124" calcext:value-type="float">
            <text:p>142.124</text:p>
          </table:table-cell>
          <table:table-cell table:style-name="ce1" office:value-type="float" office:value="206.071" calcext:value-type="float">
            <text:p>206.071</text:p>
          </table:table-cell>
          <table:table-cell table:style-name="ce1" office:value-type="float" office:value="389.374" calcext:value-type="float">
            <text:p>389.374</text:p>
          </table:table-cell>
          <table:table-cell table:style-name="ce1" office:value-type="float" office:value="462.343" calcext:value-type="float">
            <text:p>462.343</text:p>
          </table:table-cell>
          <table:table-cell table:style-name="ce1"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34.973" calcext:value-type="float">
            <text:p>334.973</text:p>
          </table:table-cell>
          <table:table-cell office:value-type="float" office:value="402.589" calcext:value-type="float">
            <text:p>402.589</text:p>
          </table:table-cell>
          <table:table-cell office:value-type="float" office:value="412.772" calcext:value-type="float">
            <text:p>412.772</text:p>
          </table:table-cell>
          <table:table-cell office:value-type="float" office:value="450.858" calcext:value-type="float">
            <text:p>450.858</text:p>
          </table:table-cell>
          <table:table-cell office:value-type="float" office:value="143.155" calcext:value-type="float">
            <text:p>143.155</text:p>
          </table:table-cell>
          <table:table-cell office:value-type="float" office:value="244.381" calcext:value-type="float">
            <text:p>244.381</text:p>
          </table:table-cell>
          <table:table-cell office:value-type="float" office:value="190.928" calcext:value-type="float">
            <text:p>190.928</text:p>
          </table:table-cell>
          <table:table-cell office:value-type="float" office:value="190.485" calcext:value-type="float">
            <text:p>190.485</text:p>
          </table:table-cell>
          <table:table-cell office:value-type="float" office:value="281.94" calcext:value-type="float">
            <text:p>281.94</text:p>
          </table:table-cell>
          <table:table-cell office:value-type="float" office:value="246.566" calcext:value-type="float">
            <text:p>246.566</text:p>
          </table:table-cell>
          <table:table-cell office:value-type="float" office:value="1000" calcext:value-type="float">
            <text:p>1000</text:p>
          </table:table-cell>
          <table:table-cell office:value-type="float" office:value="73.537" calcext:value-type="float">
            <text:p>73.537</text:p>
          </table:table-cell>
          <table:table-cell office:value-type="float" office:value="280.83" calcext:value-type="float">
            <text:p>280.83</text:p>
          </table:table-cell>
          <table:table-cell office:value-type="float" office:value="246.988" calcext:value-type="float">
            <text:p>246.988</text:p>
          </table:table-cell>
          <table:table-cell office:value-type="float" office:value="202.162" calcext:value-type="float">
            <text:p>202.162</text:p>
          </table:table-cell>
          <table:table-cell office:value-type="float" office:value="232.053" calcext:value-type="float">
            <text:p>232.053</text:p>
          </table:table-cell>
          <table:table-cell office:value-type="float" office:value="191.43" calcext:value-type="float">
            <text:p>191.43</text:p>
          </table:table-cell>
          <table:table-cell office:value-type="float" office:value="246.757" calcext:value-type="float">
            <text:p>246.757</text:p>
          </table:table-cell>
          <table:table-cell office:value-type="float" office:value="147.263" calcext:value-type="float">
            <text:p>147.263</text:p>
          </table:table-cell>
          <table:table-cell office:value-type="float" office:value="236.697" calcext:value-type="float">
            <text:p>236.697</text:p>
          </table:table-cell>
          <table:table-cell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33.877" calcext:value-type="float">
            <text:p>333.877</text:p>
          </table:table-cell>
          <table:table-cell office:value-type="float" office:value="398.944" calcext:value-type="float">
            <text:p>398.944</text:p>
          </table:table-cell>
          <table:table-cell office:value-type="float" office:value="415.701" calcext:value-type="float">
            <text:p>415.701</text:p>
          </table:table-cell>
          <table:table-cell office:value-type="float" office:value="454.504" calcext:value-type="float">
            <text:p>454.504</text:p>
          </table:table-cell>
          <table:table-cell office:value-type="float" office:value="147.807" calcext:value-type="float">
            <text:p>147.807</text:p>
          </table:table-cell>
          <table:table-cell office:value-type="float" office:value="247.15" calcext:value-type="float">
            <text:p>247.15</text:p>
          </table:table-cell>
          <table:table-cell office:value-type="float" office:value="165.097" calcext:value-type="float">
            <text:p>165.097</text:p>
          </table:table-cell>
          <table:table-cell office:value-type="float" office:value="187.213" calcext:value-type="float">
            <text:p>187.213</text:p>
          </table:table-cell>
          <table:table-cell office:value-type="float" office:value="289.738" calcext:value-type="float">
            <text:p>289.738</text:p>
          </table:table-cell>
          <table:table-cell office:value-type="float" office:value="254.496" calcext:value-type="float">
            <text:p>254.496</text:p>
          </table:table-cell>
          <table:table-cell office:value-type="float" office:value="73.537" calcext:value-type="float">
            <text:p>73.537</text:p>
          </table:table-cell>
          <table:table-cell office:value-type="float" office:value="1000" calcext:value-type="float">
            <text:p>1000</text:p>
          </table:table-cell>
          <table:table-cell office:value-type="float" office:value="257.038" calcext:value-type="float">
            <text:p>257.038</text:p>
          </table:table-cell>
          <table:table-cell office:value-type="float" office:value="238.569" calcext:value-type="float">
            <text:p>238.569</text:p>
          </table:table-cell>
          <table:table-cell office:value-type="float" office:value="208.295" calcext:value-type="float">
            <text:p>208.295</text:p>
          </table:table-cell>
          <table:table-cell office:value-type="float" office:value="237.453" calcext:value-type="float">
            <text:p>237.453</text:p>
          </table:table-cell>
          <table:table-cell office:value-type="float" office:value="190.692" calcext:value-type="float">
            <text:p>190.692</text:p>
          </table:table-cell>
          <table:table-cell office:value-type="float" office:value="249.525" calcext:value-type="float">
            <text:p>249.525</text:p>
          </table:table-cell>
          <table:table-cell office:value-type="float" office:value="146.36" calcext:value-type="float">
            <text:p>146.36</text:p>
          </table:table-cell>
          <table:table-cell office:value-type="float" office:value="214.949" calcext:value-type="float">
            <text:p>214.949</text:p>
          </table:table-cell>
          <table:table-cell table:number-columns-repeated="100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1.543" calcext:value-type="float">
            <text:p>131.543</text:p>
          </table:table-cell>
          <table:table-cell table:style-name="ce1" office:value-type="float" office:value="144.775" calcext:value-type="float">
            <text:p>144.775</text:p>
          </table:table-cell>
          <table:table-cell table:style-name="ce1" office:value-type="float" office:value="669.87" calcext:value-type="float">
            <text:p>669.87</text:p>
          </table:table-cell>
          <table:table-cell table:style-name="ce1" office:value-type="float" office:value="708.673" calcext:value-type="float">
            <text:p>708.673</text:p>
          </table:table-cell>
          <table:table-cell table:style-name="ce1" office:value-type="float" office:value="401.548" calcext:value-type="float">
            <text:p>401.548</text:p>
          </table:table-cell>
          <table:table-cell table:style-name="ce1" office:value-type="float" office:value="502.753" calcext:value-type="float">
            <text:p>502.753</text:p>
          </table:table-cell>
          <table:table-cell table:style-name="ce1" office:value-type="float" office:value="146.748" calcext:value-type="float">
            <text:p>146.748</text:p>
          </table:table-cell>
          <table:table-cell table:style-name="ce1" office:value-type="float" office:value="150.124" calcext:value-type="float">
            <text:p>150.124</text:p>
          </table:table-cell>
          <table:table-cell table:style-name="ce1" office:value-type="float" office:value="539.21" calcext:value-type="float">
            <text:p>539.21</text:p>
          </table:table-cell>
          <table:table-cell table:style-name="ce1" office:value-type="float" office:value="502.689" calcext:value-type="float">
            <text:p>502.689</text:p>
          </table:table-cell>
          <table:table-cell table:style-name="ce1" office:value-type="float" office:value="280.83" calcext:value-type="float">
            <text:p>280.83</text:p>
          </table:table-cell>
          <table:table-cell table:style-name="ce1" office:value-type="float" office:value="257.038" calcext:value-type="float">
            <text:p>257.038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16.316" calcext:value-type="float">
            <text:p>116.316</text:p>
          </table:table-cell>
          <table:table-cell table:style-name="ce1" office:value-type="float" office:value="460.458" calcext:value-type="float">
            <text:p>460.458</text:p>
          </table:table-cell>
          <table:table-cell table:style-name="ce1" office:value-type="float" office:value="491.622" calcext:value-type="float">
            <text:p>491.622</text:p>
          </table:table-cell>
          <table:table-cell table:style-name="ce1" office:value-type="float" office:value="445.416" calcext:value-type="float">
            <text:p>445.416</text:p>
          </table:table-cell>
          <table:table-cell table:style-name="ce1" office:value-type="float" office:value="505.129" calcext:value-type="float">
            <text:p>505.129</text:p>
          </table:table-cell>
          <table:table-cell table:style-name="ce1" office:value-type="float" office:value="157.65" calcext:value-type="float">
            <text:p>157.65</text:p>
          </table:table-cell>
          <table:table-cell table:style-name="ce1" office:value-type="float" office:value="90.021" calcext:value-type="float">
            <text:p>90.021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6.981" calcext:value-type="float">
            <text:p>96.981</text:p>
          </table:table-cell>
          <table:table-cell table:style-name="ce1" office:value-type="float" office:value="162.172" calcext:value-type="float">
            <text:p>162.172</text:p>
          </table:table-cell>
          <table:table-cell table:style-name="ce1" office:value-type="float" office:value="650.676" calcext:value-type="float">
            <text:p>650.676</text:p>
          </table:table-cell>
          <table:table-cell table:style-name="ce1" office:value-type="float" office:value="691.276" calcext:value-type="float">
            <text:p>691.276</text:p>
          </table:table-cell>
          <table:table-cell table:style-name="ce1" office:value-type="float" office:value="383.789" calcext:value-type="float">
            <text:p>383.789</text:p>
          </table:table-cell>
          <table:table-cell table:style-name="ce1" office:value-type="float" office:value="483.921" calcext:value-type="float">
            <text:p>483.921</text:p>
          </table:table-cell>
          <table:table-cell table:style-name="ce1" office:value-type="float" office:value="99.898" calcext:value-type="float">
            <text:p>99.898</text:p>
          </table:table-cell>
          <table:table-cell table:style-name="ce1" office:value-type="float" office:value="65.471" calcext:value-type="float">
            <text:p>65.471</text:p>
          </table:table-cell>
          <table:table-cell table:style-name="ce1" office:value-type="float" office:value="521.276" calcext:value-type="float">
            <text:p>521.276</text:p>
          </table:table-cell>
          <table:table-cell table:style-name="ce1" office:value-type="float" office:value="484.755" calcext:value-type="float">
            <text:p>484.755</text:p>
          </table:table-cell>
          <table:table-cell table:style-name="ce1" office:value-type="float" office:value="246.988" calcext:value-type="float">
            <text:p>246.988</text:p>
          </table:table-cell>
          <table:table-cell table:style-name="ce1" office:value-type="float" office:value="238.569" calcext:value-type="float">
            <text:p>238.569</text:p>
          </table:table-cell>
          <table:table-cell table:style-name="ce1" office:value-type="float" office:value="116.316" calcext:value-type="float">
            <text:p>116.316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441.981" calcext:value-type="float">
            <text:p>441.981</text:p>
          </table:table-cell>
          <table:table-cell table:style-name="ce1" office:value-type="float" office:value="472.428" calcext:value-type="float">
            <text:p>472.428</text:p>
          </table:table-cell>
          <table:table-cell table:style-name="ce1" office:value-type="float" office:value="428.381" calcext:value-type="float">
            <text:p>428.381</text:p>
          </table:table-cell>
          <table:table-cell table:style-name="ce1" office:value-type="float" office:value="486.297" calcext:value-type="float">
            <text:p>486.297</text:p>
          </table:table-cell>
          <table:table-cell table:style-name="ce1" office:value-type="float" office:value="106.767" calcext:value-type="float">
            <text:p>106.767</text:p>
          </table:table-cell>
          <table:table-cell table:style-name="ce1" office:value-type="float" office:value="71.143" calcext:value-type="float">
            <text:p>71.143</text:p>
          </table:table-cell>
          <table:table-cell table:style-name="ce1" table:number-columns-repeated="100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36.096" calcext:value-type="float">
            <text:p>536.096</text:p>
          </table:table-cell>
          <table:table-cell office:value-type="float" office:value="603.874" calcext:value-type="float">
            <text:p>603.874</text:p>
          </table:table-cell>
          <table:table-cell office:value-type="float" office:value="213.332" calcext:value-type="float">
            <text:p>213.332</text:p>
          </table:table-cell>
          <table:table-cell office:value-type="float" office:value="249.574" calcext:value-type="float">
            <text:p>249.574</text:p>
          </table:table-cell>
          <table:table-cell office:value-type="float" office:value="147.926" calcext:value-type="float">
            <text:p>147.926</text:p>
          </table:table-cell>
          <table:table-cell office:value-type="float" office:value="142.28" calcext:value-type="float">
            <text:p>142.28</text:p>
          </table:table-cell>
          <table:table-cell office:value-type="float" office:value="350.421" calcext:value-type="float">
            <text:p>350.421</text:p>
          </table:table-cell>
          <table:table-cell office:value-type="float" office:value="382.565" calcext:value-type="float">
            <text:p>382.565</text:p>
          </table:table-cell>
          <table:table-cell office:value-type="float" office:value="105.454" calcext:value-type="float">
            <text:p>105.454</text:p>
          </table:table-cell>
          <table:table-cell office:value-type="float" office:value="115.161" calcext:value-type="float">
            <text:p>115.161</text:p>
          </table:table-cell>
          <table:table-cell office:value-type="float" office:value="202.162" calcext:value-type="float">
            <text:p>202.162</text:p>
          </table:table-cell>
          <table:table-cell office:value-type="float" office:value="208.295" calcext:value-type="float">
            <text:p>208.295</text:p>
          </table:table-cell>
          <table:table-cell office:value-type="float" office:value="460.458" calcext:value-type="float">
            <text:p>460.458</text:p>
          </table:table-cell>
          <table:table-cell office:value-type="float" office:value="441.981" calcext:value-type="float">
            <text:p>441.981</text:p>
          </table:table-cell>
          <table:table-cell office:value-type="float" office:value="1000" calcext:value-type="float">
            <text:p>1000</text:p>
          </table:table-cell>
          <table:table-cell office:value-type="float" office:value="36.862" calcext:value-type="float">
            <text:p>36.862</text:p>
          </table:table-cell>
          <table:table-cell office:value-type="float" office:value="68.935" calcext:value-type="float">
            <text:p>68.935</text:p>
          </table:table-cell>
          <table:table-cell office:value-type="float" office:value="107.505" calcext:value-type="float">
            <text:p>107.505</text:p>
          </table:table-cell>
          <table:table-cell office:value-type="float" office:value="347.218" calcext:value-type="float">
            <text:p>347.218</text:p>
          </table:table-cell>
          <table:table-cell office:value-type="float" office:value="414.717" calcext:value-type="float">
            <text:p>414.717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64.095" calcext:value-type="float">
            <text:p>564.095</text:p>
          </table:table-cell>
          <table:table-cell office:value-type="float" office:value="632.896" calcext:value-type="float">
            <text:p>632.896</text:p>
          </table:table-cell>
          <table:table-cell office:value-type="float" office:value="221.113" calcext:value-type="float">
            <text:p>221.113</text:p>
          </table:table-cell>
          <table:table-cell office:value-type="float" office:value="223.884" calcext:value-type="float">
            <text:p>223.884</text:p>
          </table:table-cell>
          <table:table-cell office:value-type="float" office:value="159.725" calcext:value-type="float">
            <text:p>159.725</text:p>
          </table:table-cell>
          <table:table-cell office:value-type="float" office:value="159.589" calcext:value-type="float">
            <text:p>159.589</text:p>
          </table:table-cell>
          <table:table-cell office:value-type="float" office:value="380.867" calcext:value-type="float">
            <text:p>380.867</text:p>
          </table:table-cell>
          <table:table-cell office:value-type="float" office:value="414.05" calcext:value-type="float">
            <text:p>414.05</text:p>
          </table:table-cell>
          <table:table-cell office:value-type="float" office:value="123.151" calcext:value-type="float">
            <text:p>123.151</text:p>
          </table:table-cell>
          <table:table-cell office:value-type="float" office:value="132.546" calcext:value-type="float">
            <text:p>132.546</text:p>
          </table:table-cell>
          <table:table-cell office:value-type="float" office:value="232.053" calcext:value-type="float">
            <text:p>232.053</text:p>
          </table:table-cell>
          <table:table-cell office:value-type="float" office:value="237.453" calcext:value-type="float">
            <text:p>237.453</text:p>
          </table:table-cell>
          <table:table-cell office:value-type="float" office:value="491.622" calcext:value-type="float">
            <text:p>491.622</text:p>
          </table:table-cell>
          <table:table-cell office:value-type="float" office:value="472.428" calcext:value-type="float">
            <text:p>472.428</text:p>
          </table:table-cell>
          <table:table-cell office:value-type="float" office:value="36.862" calcext:value-type="float">
            <text:p>36.862</text:p>
          </table:table-cell>
          <table:table-cell office:value-type="float" office:value="1000" calcext:value-type="float">
            <text:p>1000</text:p>
          </table:table-cell>
          <table:table-cell office:value-type="float" office:value="86.659" calcext:value-type="float">
            <text:p>86.659</text:p>
          </table:table-cell>
          <table:table-cell office:value-type="float" office:value="87.289" calcext:value-type="float">
            <text:p>87.289</text:p>
          </table:table-cell>
          <table:table-cell office:value-type="float" office:value="377.299" calcext:value-type="float">
            <text:p>377.299</text:p>
          </table:table-cell>
          <table:table-cell office:value-type="float" office:value="445.747" calcext:value-type="float">
            <text:p>445.747</text:p>
          </table:table-cell>
          <table:table-cell table:number-columns-repeated="100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22.018" calcext:value-type="float">
            <text:p>522.018</text:p>
          </table:table-cell>
          <table:table-cell table:style-name="ce1" office:value-type="float" office:value="588.757" calcext:value-type="float">
            <text:p>588.757</text:p>
          </table:table-cell>
          <table:table-cell table:style-name="ce1" office:value-type="float" office:value="226.655" calcext:value-type="float">
            <text:p>226.655</text:p>
          </table:table-cell>
          <table:table-cell table:style-name="ce1" office:value-type="float" office:value="264.691" calcext:value-type="float">
            <text:p>264.691</text:p>
          </table:table-cell>
          <table:table-cell table:style-name="ce1" office:value-type="float" office:value="169.843" calcext:value-type="float">
            <text:p>169.843</text:p>
          </table:table-cell>
          <table:table-cell table:style-name="ce1" office:value-type="float" office:value="168.109" calcext:value-type="float">
            <text:p>168.109</text:p>
          </table:table-cell>
          <table:table-cell table:style-name="ce1" office:value-type="float" office:value="333.227" calcext:value-type="float">
            <text:p>333.227</text:p>
          </table:table-cell>
          <table:table-cell table:style-name="ce1" office:value-type="float" office:value="368.268" calcext:value-type="float">
            <text:p>368.268</text:p>
          </table:table-cell>
          <table:table-cell table:style-name="ce1" office:value-type="float" office:value="123.002" calcext:value-type="float">
            <text:p>123.002</text:p>
          </table:table-cell>
          <table:table-cell table:style-name="ce1" office:value-type="float" office:value="142.124" calcext:value-type="float">
            <text:p>142.124</text:p>
          </table:table-cell>
          <table:table-cell table:style-name="ce1" office:value-type="float" office:value="191.43" calcext:value-type="float">
            <text:p>191.43</text:p>
          </table:table-cell>
          <table:table-cell table:style-name="ce1" office:value-type="float" office:value="190.692" calcext:value-type="float">
            <text:p>190.692</text:p>
          </table:table-cell>
          <table:table-cell table:style-name="ce1" office:value-type="float" office:value="445.416" calcext:value-type="float">
            <text:p>445.416</text:p>
          </table:table-cell>
          <table:table-cell table:style-name="ce1" office:value-type="float" office:value="428.381" calcext:value-type="float">
            <text:p>428.381</text:p>
          </table:table-cell>
          <table:table-cell table:style-name="ce1" office:value-type="float" office:value="68.935" calcext:value-type="float">
            <text:p>68.935</text:p>
          </table:table-cell>
          <table:table-cell table:style-name="ce1" office:value-type="float" office:value="86.659" calcext:value-type="float">
            <text:p>86.659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12.607" calcext:value-type="float">
            <text:p>112.607</text:p>
          </table:table-cell>
          <table:table-cell table:style-name="ce1" office:value-type="float" office:value="334.29" calcext:value-type="float">
            <text:p>334.29</text:p>
          </table:table-cell>
          <table:table-cell table:style-name="ce1" office:value-type="float" office:value="398.918" calcext:value-type="float">
            <text:p>398.918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80.058" calcext:value-type="float">
            <text:p>580.058</text:p>
          </table:table-cell>
          <table:table-cell table:style-name="ce1" office:value-type="float" office:value="648.469" calcext:value-type="float">
            <text:p>648.469</text:p>
          </table:table-cell>
          <table:table-cell table:style-name="ce1" office:value-type="float" office:value="290.501" calcext:value-type="float">
            <text:p>290.501</text:p>
          </table:table-cell>
          <table:table-cell table:style-name="ce1" office:value-type="float" office:value="274.629" calcext:value-type="float">
            <text:p>274.629</text:p>
          </table:table-cell>
          <table:table-cell table:style-name="ce1" office:value-type="float" office:value="235.012" calcext:value-type="float">
            <text:p>235.012</text:p>
          </table:table-cell>
          <table:table-cell table:style-name="ce1" office:value-type="float" office:value="235.427" calcext:value-type="float">
            <text:p>235.427</text:p>
          </table:table-cell>
          <table:table-cell table:style-name="ce1" office:value-type="float" office:value="392.939" calcext:value-type="float">
            <text:p>392.939</text:p>
          </table:table-cell>
          <table:table-cell table:style-name="ce1" office:value-type="float" office:value="427.981" calcext:value-type="float">
            <text:p>427.981</text:p>
          </table:table-cell>
          <table:table-cell table:style-name="ce1" office:value-type="float" office:value="188.444" calcext:value-type="float">
            <text:p>188.444</text:p>
          </table:table-cell>
          <table:table-cell table:style-name="ce1" office:value-type="float" office:value="206.071" calcext:value-type="float">
            <text:p>206.071</text:p>
          </table:table-cell>
          <table:table-cell table:style-name="ce1" office:value-type="float" office:value="246.757" calcext:value-type="float">
            <text:p>246.757</text:p>
          </table:table-cell>
          <table:table-cell table:style-name="ce1" office:value-type="float" office:value="249.525" calcext:value-type="float">
            <text:p>249.525</text:p>
          </table:table-cell>
          <table:table-cell table:style-name="ce1" office:value-type="float" office:value="505.129" calcext:value-type="float">
            <text:p>505.129</text:p>
          </table:table-cell>
          <table:table-cell table:style-name="ce1" office:value-type="float" office:value="486.297" calcext:value-type="float">
            <text:p>486.297</text:p>
          </table:table-cell>
          <table:table-cell table:style-name="ce1" office:value-type="float" office:value="107.505" calcext:value-type="float">
            <text:p>107.505</text:p>
          </table:table-cell>
          <table:table-cell table:style-name="ce1" office:value-type="float" office:value="87.289" calcext:value-type="float">
            <text:p>87.289</text:p>
          </table:table-cell>
          <table:table-cell table:style-name="ce1" office:value-type="float" office:value="112.607" calcext:value-type="float">
            <text:p>112.607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391.814" calcext:value-type="float">
            <text:p>391.814</text:p>
          </table:table-cell>
          <table:table-cell table:style-name="ce1" office:value-type="float" office:value="458.63" calcext:value-type="float">
            <text:p>458.63</text:p>
          </table:table-cell>
          <table:table-cell table:style-name="ce1" table:number-columns-repeated="100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9.916" calcext:value-type="float">
            <text:p>189.916</text:p>
          </table:table-cell>
          <table:table-cell office:value-type="float" office:value="257.543" calcext:value-type="float">
            <text:p>257.543</text:p>
          </table:table-cell>
          <table:table-cell office:value-type="float" office:value="556.155" calcext:value-type="float">
            <text:p>556.155</text:p>
          </table:table-cell>
          <table:table-cell office:value-type="float" office:value="594.35" calcext:value-type="float">
            <text:p>594.35</text:p>
          </table:table-cell>
          <table:table-cell office:value-type="float" office:value="288.082" calcext:value-type="float">
            <text:p>288.082</text:p>
          </table:table-cell>
          <table:table-cell office:value-type="float" office:value="389.438" calcext:value-type="float">
            <text:p>389.438</text:p>
          </table:table-cell>
          <table:table-cell office:value-type="float" office:value="104.987" calcext:value-type="float">
            <text:p>104.987</text:p>
          </table:table-cell>
          <table:table-cell office:value-type="float" office:value="107.113" calcext:value-type="float">
            <text:p>107.113</text:p>
          </table:table-cell>
          <table:table-cell office:value-type="float" office:value="425.895" calcext:value-type="float">
            <text:p>425.895</text:p>
          </table:table-cell>
          <table:table-cell office:value-type="float" office:value="389.374" calcext:value-type="float">
            <text:p>389.374</text:p>
          </table:table-cell>
          <table:table-cell office:value-type="float" office:value="147.263" calcext:value-type="float">
            <text:p>147.263</text:p>
          </table:table-cell>
          <table:table-cell office:value-type="float" office:value="146.36" calcext:value-type="float">
            <text:p>146.36</text:p>
          </table:table-cell>
          <table:table-cell office:value-type="float" office:value="157.65" calcext:value-type="float">
            <text:p>157.65</text:p>
          </table:table-cell>
          <table:table-cell office:value-type="float" office:value="106.767" calcext:value-type="float">
            <text:p>106.767</text:p>
          </table:table-cell>
          <table:table-cell office:value-type="float" office:value="347.218" calcext:value-type="float">
            <text:p>347.218</text:p>
          </table:table-cell>
          <table:table-cell office:value-type="float" office:value="377.299" calcext:value-type="float">
            <text:p>377.299</text:p>
          </table:table-cell>
          <table:table-cell office:value-type="float" office:value="334.29" calcext:value-type="float">
            <text:p>334.29</text:p>
          </table:table-cell>
          <table:table-cell office:value-type="float" office:value="391.814" calcext:value-type="float">
            <text:p>391.814</text:p>
          </table:table-cell>
          <table:table-cell office:value-type="float" office:value="1000" calcext:value-type="float">
            <text:p>1000</text:p>
          </table:table-cell>
          <table:table-cell office:value-type="float" office:value="103.003" calcext:value-type="float">
            <text:p>103.003</text:p>
          </table:table-cell>
          <table:table-cell table:number-columns-repeated="100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2.867" calcext:value-type="float">
            <text:p>132.867</text:p>
          </table:table-cell>
          <table:table-cell table:style-name="ce1" office:value-type="float" office:value="189.839" calcext:value-type="float">
            <text:p>189.839</text:p>
          </table:table-cell>
          <table:table-cell table:style-name="ce1" office:value-type="float" office:value="623.995" calcext:value-type="float">
            <text:p>623.995</text:p>
          </table:table-cell>
          <table:table-cell table:style-name="ce1" office:value-type="float" office:value="663.609" calcext:value-type="float">
            <text:p>663.609</text:p>
          </table:table-cell>
          <table:table-cell table:style-name="ce1" office:value-type="float" office:value="355.905" calcext:value-type="float">
            <text:p>355.905</text:p>
          </table:table-cell>
          <table:table-cell table:style-name="ce1" office:value-type="float" office:value="456.255" calcext:value-type="float">
            <text:p>456.255</text:p>
          </table:table-cell>
          <table:table-cell table:style-name="ce1" office:value-type="float" office:value="95.673" calcext:value-type="float">
            <text:p>95.673</text:p>
          </table:table-cell>
          <table:table-cell table:style-name="ce1" office:value-type="float" office:value="89.859" calcext:value-type="float">
            <text:p>89.859</text:p>
          </table:table-cell>
          <table:table-cell table:style-name="ce1" office:value-type="float" office:value="495.194" calcext:value-type="float">
            <text:p>495.194</text:p>
          </table:table-cell>
          <table:table-cell table:style-name="ce1" office:value-type="float" office:value="462.343" calcext:value-type="float">
            <text:p>462.343</text:p>
          </table:table-cell>
          <table:table-cell table:style-name="ce1" office:value-type="float" office:value="236.697" calcext:value-type="float">
            <text:p>236.697</text:p>
          </table:table-cell>
          <table:table-cell table:style-name="ce1" office:value-type="float" office:value="214.949" calcext:value-type="float">
            <text:p>214.949</text:p>
          </table:table-cell>
          <table:table-cell table:style-name="ce1" office:value-type="float" office:value="90.021" calcext:value-type="float">
            <text:p>90.021</text:p>
          </table:table-cell>
          <table:table-cell table:style-name="ce1" office:value-type="float" office:value="71.143" calcext:value-type="float">
            <text:p>71.143</text:p>
          </table:table-cell>
          <table:table-cell table:style-name="ce1" office:value-type="float" office:value="414.717" calcext:value-type="float">
            <text:p>414.717</text:p>
          </table:table-cell>
          <table:table-cell table:style-name="ce1" office:value-type="float" office:value="445.747" calcext:value-type="float">
            <text:p>445.747</text:p>
          </table:table-cell>
          <table:table-cell table:style-name="ce1" office:value-type="float" office:value="398.918" calcext:value-type="float">
            <text:p>398.918</text:p>
          </table:table-cell>
          <table:table-cell table:style-name="ce1" office:value-type="float" office:value="458.63" calcext:value-type="float">
            <text:p>458.63</text:p>
          </table:table-cell>
          <table:table-cell table:style-name="ce1" office:value-type="float" office:value="103.003" calcext:value-type="float">
            <text:p>103.003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number-columns-repeated="1002"/>
        </table:table-row>
      </table:table>
      <table:table table:name="ksp" table:style-name="ta1">
        <table:table-column table:style-name="co1" table:number-columns-repeated="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1" table:default-cell-style-name="Default"/>
        <table:table-column table:style-name="co4" table:number-columns-repeated="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1" calcext:value-type="float">
            <text:p>0.04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9" calcext:value-type="float">
            <text:p>0.169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" calcext:value-type="float">
            <text:p>0.169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0.227" calcext:value-type="float">
            <text:p>0.227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21" calcext:value-type="float">
            <text:p>0.22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21" calcext:value-type="float">
            <text:p>0.2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7" calcext:value-type="float">
            <text:p>0.20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0.227" calcext:value-type="float">
            <text:p>0.2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07" calcext:value-type="float">
            <text:p>0.207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0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18" calcext:value-type="float">
            <text:p>0.018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table:number-columns-repeated="100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509" calcext:value-type="float">
            <text:p>0.509</text:p>
          </table:table-cell>
          <table:table-cell office:value-type="float" office:value="0.022" calcext:value-type="float">
            <text:p>0.0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509" calcext:value-type="float">
            <text:p>0.5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</table:table>
      <table:table table:name="CC2538 Data" table:style-name="ta1">
        <table:table-column table:style-name="co6" table:default-cell-style-name="ce7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3" table:number-columns-repeated="1017" table:default-cell-style-name="ce11"/>
        <table:table-row table:style-name="ro2">
          <table:table-cell table:style-name="ce2" office:value-type="string" calcext:value-type="string">
            <text:p>Application</text:p>
          </table:table-cell>
          <table:table-cell table:style-name="ce8" office:value-type="string" calcext:value-type="string">
            <text:p>Data ID</text:p>
          </table:table-cell>
          <table:table-cell table:style-name="ce8" office:value-type="string" calcext:value-type="string">
            <text:p>Device</text:p>
          </table:table-cell>
          <table:table-cell table:style-name="ce8" office:value-type="string" calcext:value-type="string">
            <text:p>Source File</text:p>
          </table:table-cell>
          <table:table-cell table:style-name="ce8" office:value-type="string" calcext:value-type="string">
            <text:p>PING Interval</text:p>
          </table:table-cell>
          <table:table-cell table:style-name="ce8" office:value-type="string" calcext:value-type="string">
            <text:p>Note</text:p>
          </table:table-cell>
          <table:table-cell table:style-name="ce8"/>
          <table:table-cell table:style-name="ce13" table:number-columns-repeated="1017"/>
        </table:table-row>
        <table:table-row table:style-name="ro2">
          <table:table-cell table:style-name="ce3" office:value-type="string" calcext:value-type="string">
            <text:p>broadcast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cc2538</text:p>
          </table:table-cell>
          <table:table-cell table:style-name="ce3" office:value-type="string" calcext:value-type="string">
            <text:p>contiki/example/ipv6/simple-udp-rpl/broadcast-example</text:p>
          </table:table-cell>
          <table:table-cell table:style-name="ce3" office:value-type="float" office:value="0.4" calcext:value-type="float">
            <text:p>0.4</text:p>
          </table:table-cell>
          <table:table-cell table:style-name="ce3" table:number-columns-repeated="1018"/>
          <table:table-cell table:style-name="ce12"/>
        </table:table-row>
        <table:table-row table:style-name="ro2">
          <table:table-cell table:style-name="ce3" office:value-type="string" calcext:value-type="string">
            <text:p>broadcast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cc2538</text:p>
          </table:table-cell>
          <table:table-cell table:style-name="ce3" office:value-type="string" calcext:value-type="string">
            <text:p>contiki/example/ipv6/simple-udp-rpl/broadcast-example</text:p>
          </table:table-cell>
          <table:table-cell table:style-name="ce3" office:value-type="float" office:value="0.4" calcext:value-type="float">
            <text:p>0.4</text:p>
          </table:table-cell>
          <table:table-cell table:style-name="ce3" table:number-columns-repeated="1018"/>
          <table:table-cell table:style-name="ce12"/>
        </table:table-row>
        <table:table-row table:style-name="ro2">
          <table:table-cell table:style-name="ce4" office:value-type="string" calcext:value-type="string">
            <text:p>powertrac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c2538</text:p>
          </table:table-cell>
          <table:table-cell table:style-name="ce9" office:value-type="string" calcext:value-type="string">
            <text:p>contiki/example/powertrace/example-powertrace (Modified from RIME to IPv6)</text:p>
          </table:table-cell>
          <table:table-cell table:style-name="ce9" office:value-type="float" office:value="0.4" calcext:value-type="float">
            <text:p>0.4</text:p>
          </table:table-cell>
          <table:table-cell table:style-name="ce9" table:number-columns-repeated="2"/>
          <table:table-cell table:style-name="ce10" table:number-columns-repeated="1017"/>
        </table:table-row>
        <table:table-row table:style-name="ro2">
          <table:table-cell table:style-name="ce4" office:value-type="string" calcext:value-type="string">
            <text:p>powertrac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cc2538</text:p>
          </table:table-cell>
          <table:table-cell table:style-name="ce9" office:value-type="string" calcext:value-type="string">
            <text:p>contiki/example/powertrace/example-powertrace (Modified from RIME to IPv6)</text:p>
          </table:table-cell>
          <table:table-cell table:style-name="ce9" office:value-type="float" office:value="0.4" calcext:value-type="float">
            <text:p>0.4</text:p>
          </table:table-cell>
          <table:table-cell table:style-name="ce9" table:number-columns-repeated="2"/>
          <table:table-cell table:style-name="ce10" table:number-columns-repeated="1017"/>
        </table:table-row>
        <table:table-row table:style-name="ro2">
          <table:table-cell table:style-name="ce5" office:value-type="string" calcext:value-type="string">
            <text:p>Sensorpayloa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cc2538</text:p>
          </table:table-cell>
          <table:table-cell table:style-name="ce10" office:value-type="string" calcext:value-type="string">
            <text:p>experiments/pingload/sensorpayload_1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string" calcext:value-type="string">
            <text:p>Flooded</text:p>
          </table:table-cell>
          <table:table-cell table:style-name="ce10"/>
          <table:table-cell table:style-name="ce9" table:number-columns-repeated="1017"/>
        </table:table-row>
        <table:table-row table:style-name="ro2">
          <table:table-cell table:style-name="ce5" office:value-type="string" calcext:value-type="string">
            <text:p>Sensorpayload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cc2538</text:p>
          </table:table-cell>
          <table:table-cell table:style-name="ce10" office:value-type="string" calcext:value-type="string">
            <text:p>experiments/pingload/sensorpayload_1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string" calcext:value-type="string">
            <text:p>Flooded</text:p>
          </table:table-cell>
          <table:table-cell table:style-name="ce10"/>
          <table:table-cell table:style-name="ce9" table:number-columns-repeated="1017"/>
        </table:table-row>
        <table:table-row table:style-name="ro2">
          <table:table-cell table:style-name="ce5" office:value-type="string" calcext:value-type="string">
            <text:p>Sensorpayload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string" calcext:value-type="string">
            <text:p>cc2538</text:p>
          </table:table-cell>
          <table:table-cell table:style-name="ce9" office:value-type="string" calcext:value-type="string">
            <text:p>experiments/pingload/sensorpayload_2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string" calcext:value-type="string">
            <text:p>Temperature + Light</text:p>
          </table:table-cell>
          <table:table-cell table:style-name="ce9" table:number-columns-repeated="1018"/>
        </table:table-row>
        <table:table-row table:style-name="ro2">
          <table:table-cell table:style-name="ce5" office:value-type="string" calcext:value-type="string">
            <text:p>Sensorpayload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string" calcext:value-type="string">
            <text:p>cc2538</text:p>
          </table:table-cell>
          <table:table-cell table:style-name="ce9" office:value-type="string" calcext:value-type="string">
            <text:p>experiments/pingload/sensorpayload_2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string" calcext:value-type="string">
            <text:p>Temperature + Light</text:p>
          </table:table-cell>
          <table:table-cell table:style-name="ce9" table:number-columns-repeated="1018"/>
        </table:table-row>
        <table:table-row table:style-name="ro2">
          <table:table-cell table:style-name="ce5" office:value-type="string" calcext:value-type="string">
            <text:p>Sensorpayload</text:p>
          </table:table-cell>
          <table:table-cell table:style-name="ce10" office:value-type="float" office:value="5" calcext:value-type="float">
            <text:p>5</text:p>
          </table:table-cell>
          <table:table-cell table:style-name="ce9" office:value-type="string" calcext:value-type="string">
            <text:p>cc2538</text:p>
          </table:table-cell>
          <table:table-cell table:style-name="ce9" office:value-type="string" calcext:value-type="string">
            <text:p>experiments/pingload/sensorpayload_3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string" calcext:value-type="string">
            <text:p>Temperature only</text:p>
          </table:table-cell>
          <table:table-cell table:style-name="ce9" table:number-columns-repeated="1018"/>
        </table:table-row>
        <table:table-row table:style-name="ro2">
          <table:table-cell table:style-name="ce5" office:value-type="string" calcext:value-type="string">
            <text:p>Sensorpayload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string" calcext:value-type="string">
            <text:p>cc2538</text:p>
          </table:table-cell>
          <table:table-cell table:style-name="ce9" office:value-type="string" calcext:value-type="string">
            <text:p>experiments/pingload/sensorpayload_3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string" calcext:value-type="string">
            <text:p>Temperature only</text:p>
          </table:table-cell>
          <table:table-cell table:style-name="ce9" table:number-columns-repeated="1018"/>
        </table:table-row>
        <table:table-row table:style-name="ro2">
          <table:table-cell table:style-name="ce5" office:value-type="string" calcext:value-type="string">
            <text:p>Sensorpayload</text:p>
          </table:table-cell>
          <table:table-cell table:style-name="ce10" office:value-type="float" office:value="7" calcext:value-type="float">
            <text:p>7</text:p>
          </table:table-cell>
          <table:table-cell table:style-name="ce9" office:value-type="string" calcext:value-type="string">
            <text:p>cc2538</text:p>
          </table:table-cell>
          <table:table-cell table:style-name="ce9" office:value-type="string" calcext:value-type="string">
            <text:p>experiments/pingload/sensorpayload_4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string" calcext:value-type="string">
            <text:p>Light only</text:p>
          </table:table-cell>
          <table:table-cell table:style-name="ce9" table:number-columns-repeated="1018"/>
        </table:table-row>
        <table:table-row table:style-name="ro2">
          <table:table-cell table:style-name="ce5" office:value-type="string" calcext:value-type="string">
            <text:p>Sensorpayload</text:p>
          </table:table-cell>
          <table:table-cell table:style-name="ce10" office:value-type="float" office:value="8" calcext:value-type="float">
            <text:p>8</text:p>
          </table:table-cell>
          <table:table-cell table:style-name="ce9" office:value-type="string" calcext:value-type="string">
            <text:p>cc2538</text:p>
          </table:table-cell>
          <table:table-cell table:style-name="ce9" office:value-type="string" calcext:value-type="string">
            <text:p>experiments/pingload/sensorpayload_4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string" calcext:value-type="string">
            <text:p>Light only</text:p>
          </table:table-cell>
          <table:table-cell table:style-name="ce9" table:number-columns-repeated="1018"/>
        </table:table-row>
        <table:table-row table:style-name="ro2">
          <table:table-cell table:style-name="ce5" office:value-type="string" calcext:value-type="string">
            <text:p>Sensorpayload</text:p>
          </table:table-cell>
          <table:table-cell table:style-name="ce10" office:value-type="float" office:value="9" calcext:value-type="float">
            <text:p>9</text:p>
          </table:table-cell>
          <table:table-cell table:style-name="ce9" office:value-type="string" calcext:value-type="string">
            <text:p>cc2538</text:p>
          </table:table-cell>
          <table:table-cell table:style-name="ce9" office:value-type="string" calcext:value-type="string">
            <text:p>experiments/pingload/sensorpayload_5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string" calcext:value-type="string">
            <text:p>No reading</text:p>
          </table:table-cell>
          <table:table-cell table:style-name="ce9" table:number-columns-repeated="1018"/>
        </table:table-row>
        <table:table-row table:style-name="ro2">
          <table:table-cell table:style-name="ce5" office:value-type="string" calcext:value-type="string">
            <text:p>Sensorpayload</text:p>
          </table:table-cell>
          <table:table-cell table:style-name="ce10" office:value-type="float" office:value="10" calcext:value-type="float">
            <text:p>10</text:p>
          </table:table-cell>
          <table:table-cell table:style-name="ce9" office:value-type="string" calcext:value-type="string">
            <text:p>cc2538</text:p>
          </table:table-cell>
          <table:table-cell table:style-name="ce9" office:value-type="string" calcext:value-type="string">
            <text:p>experiments/pingload/sensorpayload_5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string" calcext:value-type="string">
            <text:p>No reading</text:p>
          </table:table-cell>
          <table:table-cell table:style-name="ce9" table:number-columns-repeated="1018"/>
        </table:table-row>
        <table:table-row table:style-name="ro2">
          <table:table-cell table:style-name="ce4" office:value-type="string" calcext:value-type="string">
            <text:p>Sensorpayload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cc2538</text:p>
          </table:table-cell>
          <table:table-cell table:style-name="ce9" office:value-type="string" calcext:value-type="string">
            <text:p>experiments/pingload/sensorpayload_6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string" calcext:value-type="string">
            <text:p>VDD only</text:p>
          </table:table-cell>
          <table:table-cell table:style-name="ce9" table:number-columns-repeated="1018"/>
        </table:table-row>
        <table:table-row table:style-name="ro2">
          <table:table-cell table:style-name="ce4" office:value-type="string" calcext:value-type="string">
            <text:p>Sensorpayload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cc2538</text:p>
          </table:table-cell>
          <table:table-cell table:style-name="ce9" office:value-type="string" calcext:value-type="string">
            <text:p>experiments/pingload/sensorpayload_6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string" calcext:value-type="string">
            <text:p>VDD only</text:p>
          </table:table-cell>
          <table:table-cell table:style-name="ce9" table:number-columns-repeated="1018"/>
        </table:table-row>
        <table:table-row table:style-name="ro2">
          <table:table-cell table:style-name="ce4" office:value-type="string" calcext:value-type="string">
            <text:p>Sensorpayloa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cc2538</text:p>
          </table:table-cell>
          <table:table-cell table:style-name="ce9" office:value-type="string" calcext:value-type="string">
            <text:p>experiments/pingload/sensorpayload_7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string" calcext:value-type="string">
            <text:p>Temperature, Light and VDD</text:p>
          </table:table-cell>
          <table:table-cell table:style-name="ce9" table:number-columns-repeated="1018"/>
        </table:table-row>
        <table:table-row table:style-name="ro2">
          <table:table-cell table:style-name="ce4" office:value-type="string" calcext:value-type="string">
            <text:p>Sensorpayload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cc2538</text:p>
          </table:table-cell>
          <table:table-cell table:style-name="ce9" office:value-type="string" calcext:value-type="string">
            <text:p>experiments/pingload/sensorpayload_7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string" calcext:value-type="string">
            <text:p>Temperature, Light and VDD</text:p>
          </table:table-cell>
          <table:table-cell table:style-name="ce9" table:number-columns-repeated="1018"/>
        </table:table-row>
        <table:table-row table:style-name="ro2">
          <table:table-cell table:style-name="ce4" office:value-type="string" calcext:value-type="string">
            <text:p>Sensorpayload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cc2538</text:p>
          </table:table-cell>
          <table:table-cell table:style-name="ce9" office:value-type="string" calcext:value-type="string">
            <text:p>experiments/pingload/sensorpayload_8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string" calcext:value-type="string">
            <text:p>Light + VDD</text:p>
          </table:table-cell>
          <table:table-cell table:style-name="ce9" table:number-columns-repeated="1018"/>
        </table:table-row>
        <table:table-row table:style-name="ro2">
          <table:table-cell table:style-name="ce4" office:value-type="string" calcext:value-type="string">
            <text:p>Sensorpayload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cc2538</text:p>
          </table:table-cell>
          <table:table-cell table:style-name="ce9" office:value-type="string" calcext:value-type="string">
            <text:p>experiments/pingload/sensorpayload_8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string" calcext:value-type="string">
            <text:p>Light + VDD</text:p>
          </table:table-cell>
          <table:table-cell table:style-name="ce9" table:number-columns-repeated="1018"/>
        </table:table-row>
        <table:table-row table:style-name="ro2">
          <table:table-cell table:style-name="ce4" office:value-type="string" calcext:value-type="string">
            <text:p>Sensorpayload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cc2538</text:p>
          </table:table-cell>
          <table:table-cell table:style-name="ce9" office:value-type="string" calcext:value-type="string">
            <text:p>experiments/pingload/sensorpayload_9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string" calcext:value-type="string">
            <text:p>Temperature + VDD</text:p>
          </table:table-cell>
          <table:table-cell table:style-name="ce9" table:number-columns-repeated="1018"/>
        </table:table-row>
        <table:table-row table:style-name="ro2">
          <table:table-cell table:style-name="ce4" office:value-type="string" calcext:value-type="string">
            <text:p>Sensorpayload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cc2538</text:p>
          </table:table-cell>
          <table:table-cell table:style-name="ce9" office:value-type="string" calcext:value-type="string">
            <text:p>experiments/pingload/sensorpayload_9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string" calcext:value-type="string">
            <text:p>Temperature + VDD</text:p>
          </table:table-cell>
          <table:table-cell table:style-name="ce9" table:number-columns-repeated="1018"/>
        </table:table-row>
        <table:table-row table:style-name="ro2">
          <table:table-cell table:style-name="ce6" office:value-type="string" calcext:value-type="string">
            <text:p>Websense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cc2538</text:p>
          </table:table-cell>
          <table:table-cell table:style-name="ce6" office:value-type="string" calcext:value-type="string">
            <text:p>experiments/pingload/websens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string" calcext:value-type="string">
            <text:p>No browser</text:p>
          </table:table-cell>
          <table:table-cell table:style-name="ce6" table:number-columns-repeated="1017"/>
          <table:table-cell table:style-name="ce14"/>
        </table:table-row>
        <table:table-row table:style-name="ro2">
          <table:table-cell table:style-name="ce6" office:value-type="string" calcext:value-type="string">
            <text:p>Websense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cc2538</text:p>
          </table:table-cell>
          <table:table-cell table:style-name="ce6" office:value-type="string" calcext:value-type="string">
            <text:p>experiments/pingload/websens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string" calcext:value-type="string">
            <text:p>No browser</text:p>
          </table:table-cell>
          <table:table-cell table:style-name="ce6" table:number-columns-repeated="1017"/>
          <table:table-cell table:style-name="ce14"/>
        </table:table-row>
        <table:table-row table:style-name="ro2">
          <table:table-cell table:style-name="ce6" office:value-type="string" calcext:value-type="string">
            <text:p>Websens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cc2538</text:p>
          </table:table-cell>
          <table:table-cell table:style-name="ce6" office:value-type="string" calcext:value-type="string">
            <text:p>experiments/pingload/websens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string" calcext:value-type="string">
            <text:p>Flooded. Browser refreshl: 1m</text:p>
          </table:table-cell>
          <table:table-cell table:style-name="ce6" table:number-columns-repeated="1017"/>
          <table:table-cell table:style-name="ce14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adme" table:style-name="ta1">
        <table:table-column table:style-name="co13" table:default-cell-style-name="ce6"/>
        <table:table-column table:style-name="co3" table:default-cell-style-name="ce6"/>
        <table:table-column table:style-name="co9" table:default-cell-style-name="ce6"/>
        <table:table-column table:style-name="co10" table:default-cell-style-name="ce6"/>
        <table:table-column table:style-name="co14" table:default-cell-style-name="ce6"/>
        <table:table-column table:style-name="co15" table:default-cell-style-name="ce6"/>
        <table:table-column table:style-name="co3" table:number-columns-repeated="1016" table:default-cell-style-name="ce6"/>
        <table:table-column table:style-name="co3" table:default-cell-style-name="ce22"/>
        <table:table-row table:style-name="ro2">
          <table:table-cell table:style-name="ce15" office:value-type="string" calcext:value-type="string">
            <text:p>File Name</text:p>
          </table:table-cell>
          <table:table-cell table:style-name="ce15" office:value-type="string" calcext:value-type="string">
            <text:p>Device</text:p>
          </table:table-cell>
          <table:table-cell table:style-name="ce15" office:value-type="string" calcext:value-type="string">
            <text:p>Source</text:p>
          </table:table-cell>
          <table:table-cell table:style-name="ce15" office:value-type="string" calcext:value-type="string">
            <text:p>PING Interval</text:p>
          </table:table-cell>
          <table:table-cell table:style-name="ce15" office:value-type="string" calcext:value-type="string">
            <text:p>Note</text:p>
          </table:table-cell>
          <table:table-cell table:style-name="ce15" office:value-type="string" calcext:value-type="string">
            <text:p>On going?</text:p>
          </table:table-cell>
          <table:table-cell table:style-name="ce15" table:number-columns-repeated="1016"/>
          <table:table-cell table:style-name="ce20"/>
        </table:table-row>
        <table:table-row table:style-name="ro2">
          <table:table-cell table:style-name="ce16" office:value-type="string" calcext:value-type="string">
            <text:p>powertrace_sky1</text:p>
          </table:table-cell>
          <table:table-cell table:style-name="ce16" office:value-type="string" calcext:value-type="string">
            <text:p>sky</text:p>
          </table:table-cell>
          <table:table-cell table:style-name="ce16" office:value-type="string" calcext:value-type="string">
            <text:p>contiki/example/powertrace/example-powertrace (Modified from RIME to IPv6)</text:p>
          </table:table-cell>
          <table:table-cell table:style-name="ce18" office:value-type="float" office:value="0.2" calcext:value-type="float">
            <text:p>0.2</text:p>
          </table:table-cell>
          <table:table-cell table:style-name="ce16" office:value-type="string" calcext:value-type="string">
            <text:p>Flooded</text:p>
          </table:table-cell>
          <table:table-cell table:style-name="ce16" table:number-columns-repeated="1017"/>
          <table:table-cell table:style-name="ce21"/>
        </table:table-row>
        <table:table-row table:style-name="ro2">
          <table:table-cell table:style-name="ce16" office:value-type="string" calcext:value-type="string">
            <text:p>powertrace_sky2</text:p>
          </table:table-cell>
          <table:table-cell table:style-name="ce16" office:value-type="string" calcext:value-type="string">
            <text:p>sky</text:p>
          </table:table-cell>
          <table:table-cell table:style-name="ce16" office:value-type="string" calcext:value-type="string">
            <text:p>contiki/example/powertrace/example-powertrace (Modified from RIME to IPv6)</text:p>
          </table:table-cell>
          <table:table-cell table:style-name="ce18" office:value-type="float" office:value="0.2" calcext:value-type="float">
            <text:p>0.2</text:p>
          </table:table-cell>
          <table:table-cell table:style-name="ce16" office:value-type="string" calcext:value-type="string">
            <text:p>Flooded</text:p>
          </table:table-cell>
          <table:table-cell table:style-name="ce16" table:number-columns-repeated="1017"/>
          <table:table-cell table:style-name="ce21"/>
        </table:table-row>
        <table:table-row table:style-name="ro2">
          <table:table-cell office:value-type="string" calcext:value-type="string">
            <text:p>powertrace_sky3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ntiki/example/powertrace/example-powertrace (Modified from RIME to IPv6)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wertrace_sky4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ntiki/example/powertrace/example-powertrace (Modified from RIME to IPv6)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bsensor_sky1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ntiki/example/ipv6/sky-websense/sky-websense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bsensor_sky2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ntiki/example/ipv6/sky-websense/sky-websense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websensor_sky3</text:p>
          </table:table-cell>
          <table:table-cell table:style-name="ce16" office:value-type="string" calcext:value-type="string">
            <text:p>sky</text:p>
          </table:table-cell>
          <table:table-cell table:style-name="ce16" office:value-type="string" calcext:value-type="string">
            <text:p>contiki/example/ipv6/sky-websense/sky-websense</text:p>
          </table:table-cell>
          <table:table-cell table:style-name="ce18" office:value-type="float" office:value="0.2" calcext:value-type="float">
            <text:p>0.2</text:p>
          </table:table-cell>
          <table:table-cell table:style-name="ce16" table:number-columns-repeated="1018"/>
          <table:table-cell table:style-name="ce21"/>
        </table:table-row>
        <table:table-row table:style-name="ro2">
          <table:table-cell table:style-name="ce16" office:value-type="string" calcext:value-type="string">
            <text:p>websensor_sky4</text:p>
          </table:table-cell>
          <table:table-cell table:style-name="ce16" office:value-type="string" calcext:value-type="string">
            <text:p>sky</text:p>
          </table:table-cell>
          <table:table-cell table:style-name="ce16" office:value-type="string" calcext:value-type="string">
            <text:p>contiki/example/ipv6/sky-websense/sky-websense</text:p>
          </table:table-cell>
          <table:table-cell table:style-name="ce18" office:value-type="float" office:value="0.2" calcext:value-type="float">
            <text:p>0.2</text:p>
          </table:table-cell>
          <table:table-cell table:style-name="ce16" table:number-columns-repeated="1018"/>
          <table:table-cell table:style-name="ce21"/>
        </table:table-row>
        <table:table-row table:style-name="ro2">
          <table:table-cell office:value-type="string" calcext:value-type="string">
            <text:p>websensor_sky5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ntiki/example/ipv6/sky-websense/sky-websense</text:p>
          </table:table-cell>
          <table:table-cell table:style-name="ce19" office:value-type="float" office:value="0.3" calcext:value-type="float">
            <text:p>0.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nireceiver_sky1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ntiki/example/ipv6/simple-udp-rpl/unicast-receiver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nireceiver_sky2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ntiki/example/ipv6/simple-udp-rpl/unicast-receiver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adcast_sky1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ntiki/example/ipv6/simple-udp-rpl/broadcast-example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adcast_sky1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ntiki/example/ipv6/simple-udp-rpl/broadcast-example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Sensorpayload_1</text:p>
          </table:table-cell>
          <table:table-cell table:style-name="ce17" office:value-type="string" calcext:value-type="string">
            <text:p>cc2538</text:p>
          </table:table-cell>
          <table:table-cell table:style-name="ce17" office:value-type="string" calcext:value-type="string">
            <text:p>experiments/pingload/sensorpayload_1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string" calcext:value-type="string">
            <text:p>Flooded</text:p>
          </table:table-cell>
          <table:table-cell table:style-name="ce17" table:number-columns-repeated="1017"/>
          <table:table-cell table:style-name="ce23"/>
        </table:table-row>
        <table:table-row table:style-name="ro2">
          <table:table-cell table:style-name="ce17" office:value-type="string" calcext:value-type="string">
            <text:p>Sensorpayload_2</text:p>
          </table:table-cell>
          <table:table-cell table:style-name="ce17" office:value-type="string" calcext:value-type="string">
            <text:p>cc2538</text:p>
          </table:table-cell>
          <table:table-cell table:style-name="ce17" office:value-type="string" calcext:value-type="string">
            <text:p>experiments/pingload/sensorpayload_1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string" calcext:value-type="string">
            <text:p>Flooded</text:p>
          </table:table-cell>
          <table:table-cell table:style-name="ce17" table:number-columns-repeated="1017"/>
          <table:table-cell table:style-name="ce23"/>
        </table:table-row>
        <table:table-row table:style-name="ro2">
          <table:table-cell office:value-type="string" calcext:value-type="string">
            <text:p>Sensorpayload_3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experiments/pingload/sensorpayload_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mperature + Ligh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sorpayload_4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experiments/pingload/sensorpayload_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mperature + Ligh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sorpayload_5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experiments/pingload/sensorpayload_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mperature onl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sorpayload_6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experiments/pingload/sensorpayload_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mperature onl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sorpayload_7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experiments/pingload/sensorpayload_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ight onl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sorpayload_8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experiments/pingload/sensorpayload_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ight onl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sorpayload_9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experiments/pingload/sensorpayload_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o read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sorpayload_10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experiments/pingload/sensorpayload_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o read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wertrace1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contiki/example/powertrace/example-powertrace (Modified from RIME to IPv6)</text:p>
          </table:table-cell>
          <table:table-cell office:value-type="float" office:value="0.4" calcext:value-type="float">
            <text:p>0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wertrace2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contiki/example/powertrace/example-powertrace (Modified from RIME to IPv6)</text:p>
          </table:table-cell>
          <table:table-cell office:value-type="float" office:value="0.4" calcext:value-type="float">
            <text:p>0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nsorpayload_11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experiments/pingload/sensorpayload_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VDD onl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sorpayload_12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experiments/pingload/sensorpayload_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VDD onl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sorpayload_13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experiments/pingload/sensorpayload_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mperature, Light and VD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sorpayload_14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experiments/pingload/sensorpayload_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mperature, Light and VD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sorpayload_15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experiments/pingload/sensorpayload_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ight + VD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sorpayload_16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experiments/pingload/sensorpayload_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ight + VD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sorpayload_17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experiments/pingload/sensorpayload_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mperature + VD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sorpayload_18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experiments/pingload/sensorpayload_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mperature + VD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ebsense_1</text:p>
          </table:table-cell>
          <table:table-cell office:value-type="string" calcext:value-type="string">
            <text:p>cc2538</text:p>
          </table:table-cell>
          <table:table-cell office:value-type="string" calcext:value-type="string">
            <text:p>experiments/pingload/sensorpayload_9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*</text:p>
          </table:table-cell>
          <table:table-cell table:number-columns-repeated="1017"/>
        </table:table-row>
        <table:table-row table:style-name="ro2" table:number-rows-repeated="104854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2" table:target-range-address="'CC2538 Data'.A1:'CC2538 Data'.AMJ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ark_20_Red" style:display-name="Mark Red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 style:data-style-name="N2" text:time-value="15:38:45.284264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3:02:55.380814323</meta:creation-date>
    <dc:date>2016-09-17T18:39:40.009670214</dc:date>
    <meta:editing-duration>P4DT9H3M51S</meta:editing-duration>
    <meta:editing-cycles>116</meta:editing-cycles>
    <meta:generator>LibreOffice/5.1.4.2$Linux_X86_64 LibreOffice_project/10m0$Build-2</meta:generator>
    <meta:document-statistic meta:table-count="4" meta:cell-count="1239" meta:object-count="0"/>
  </office:meta>
</office:document-meta>
</file>